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2.95cm" fo:min-width="8.7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20.15cm" fo:min-width="6.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999999" draw:textarea-horizontal-align="justify" draw:textarea-vertical-align="middle" draw:auto-grow-height="false" fo:min-height="2.97cm" fo:min-width="0.82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97cm" fo:min-width="0.82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999999" draw:textarea-horizontal-align="justify" draw:textarea-vertical-align="middle" draw:auto-grow-height="false" fo:min-height="1.07cm" fo:min-width="2.72cm" fo:padding-top="0.165cm" fo:padding-bottom="0.165cm" fo:padding-left="0.29cm" fo:padding-right="0.29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g>
          <draw:custom-shape draw:style-name="gr1" draw:text-style-name="P1" draw:layer="layout" svg:width="9.2cm" svg:height="3.2cm" svg:x="1.1cm" svg:y="2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7.4cm" svg:height="20.4cm" svg:x="2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3" draw:layer="layout" svg:width="1.4cm" svg:height="3.3cm" svg:x="3cm" svg:y="3cm">
              <text:p text:style-name="P2">B1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4cm" svg:height="3.3cm" svg:x="3cm" svg:y="8.061cm">
              <text:p text:style-name="P2">B3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1.4cm" svg:height="3.3cm" svg:x="3cm" svg:y="13.121cm">
              <text:p text:style-name="P2">B5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4cm" svg:height="3.3cm" svg:x="3cm" svg:y="18.1cm">
              <text:p text:style-name="P2">B7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4cm" svg:height="3.3cm" svg:x="7cm" svg:y="3cm">
              <text:p text:style-name="P2">B2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4cm" svg:height="3.3cm" svg:x="7cm" svg:y="8.061cm">
              <text:p text:style-name="P2">B4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1.4cm" svg:height="3.3cm" svg:x="7cm" svg:y="13.121cm">
              <text:p text:style-name="P2">B6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4cm" svg:height="3.3cm" svg:x="7cm" svg:y="18.1cm">
              <text:p text:style-name="P2">B8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3" draw:layer="layout" svg:width="3.3cm" svg:height="1.4cm" draw:transform="rotate (0.000174532925198282) translate (2.05cm 23.5cm)">
              <text:p text:style-name="P2">F1</text:p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3.3cm" svg:height="1.4cm" draw:transform="rotate (0.000174532925198282) translate (6.05cm 23.5cm)">
              <text:p text:style-name="P2">F2</text:p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1T15:25:38.076000000</meta:creation-date>
    <dc:date>2016-05-11T15:32:39.786000000</dc:date>
    <meta:editing-duration>PT7M1S</meta:editing-duration>
    <meta:editing-cycles>2</meta:editing-cycles>
    <meta:generator>LibreOffice/5.1.2.2$Windows_x86 LibreOffice_project/d3bf12ecb743fc0d20e0be0c58ca359301eb705f</meta:generator>
    <meta:document-statistic meta:object-count="15"/>
  </office:meta>
</office:document-meta>
</file>